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</style:style>
    <style:style style:name="P2" style:family="paragraph" style:parent-style-name="Preformatted_20_Text">
      <style:paragraph-properties fo:text-align="start" style:justify-single-word="false" style:writing-mode="lr-tb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" style:family="paragraph" style:parent-style-name="Preformatted_20_Text">
      <style:paragraph-properties fo:text-align="start" style:justify-single-word="false" style:writing-mode="lr-tb"/>
      <style:text-properties style:font-name="Times New Roman" fo:font-size="14pt" style:font-size-asian="14pt" style:font-size-complex="14pt"/>
    </style:style>
    <style:style style:name="P4" style:family="paragraph" style:parent-style-name="Preformatted_20_Text" style:master-page-name="Standard">
      <style:paragraph-properties fo:text-align="start" style:justify-single-word="false" style:page-number="auto" style:writing-mode="lr-tb"/>
    </style:style>
    <style:style style:name="T1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" style:family="text">
      <style:text-properties style:use-window-font-color="true" style:font-name="Times New Roman" fo:font-size="14pt" fo:language="tr" fo:country="TR" fo:font-weight="bold" style:font-name-asian="Liberation Mono1" style:font-size-asian="14pt" style:language-asian="zh" style:country-asian="CN" style:font-weight-asian="bold" style:font-name-complex="Liberation Mono1" style:font-size-complex="14pt" style:language-complex="hi" style:country-complex="IN" style:font-weight-complex="bold"/>
    </style:style>
    <style:style style:name="T5" style:family="text">
      <style:text-properties style:use-window-font-color="true" style:font-name="Times New Roman" fo:font-size="14pt" fo:language="tr" fo:country="TR" style:font-name-asian="Liberation Mono1" style:font-size-asian="14pt" style:language-asian="zh" style:country-asian="CN" style:font-name-complex="Liberation Mono1" style:font-size-complex="14pt" style:language-complex="hi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KURULUM</text:span></text:p>
      <text:p text:style-name="P2"/>
      <text:p text:style-name="P1"><text:span text:style-name="T2">Masaüstünde iken </text:span><text:span text:style-name="T4">Ctrl+Alt+T</text:span><text:span text:style-name="T5"> basılarak </text:span><text:span text:style-name="T4">Uçbirim </text:span><text:span text:style-name="T2">açılır.</text:span></text:p>
      <text:p text:style-name="P3"/>
      <text:p text:style-name="P1"><text:span text:style-name="T3">sudo apt-get install -y python3-pip</text:span></text:p>
      <text:p text:style-name="P1"><text:span text:style-name="T2">girilir.</text:span></text:p>
      <text:p text:style-name="P3"/>
      <text:p text:style-name="P1"><text:span text:style-name="T3">sudo pip3 install --upgrade pip</text:span></text:p>
      <text:p text:style-name="P1"><text:span text:style-name="T2">girilir.</text:span></text:p>
      <text:p text:style-name="P3"/>
      <text:p text:style-name="P1"><text:span text:style-name="T3">sudo pip3 install reportlab</text:span></text:p>
      <text:p text:style-name="P1"><text:span text:style-name="T2">girilir.</text:span></text:p>
      <text:p text:style-name="P3"/>
      <text:p text:style-name="P1"><text:span text:style-name="T3">sudo pip3 install -U pip setuptools</text:span></text:p>
      <text:p text:style-name="P1"><text:span text:style-name="T2">girilir.</text:span></text:p>
      <text:p text:style-name="P3"/>
      <text:p text:style-name="P1"><text:span text:style-name="T3">sudo pip3 install pillow</text:span></text:p>
      <text:p text:style-name="P1"><text:span text:style-name="T2">girilir.</text:span></text:p>
      <text:p text:style-name="P3"/>
      <text:p text:style-name="P1"><text:bookmark-start text:name="__DdeLink__3_3269855370"/><text:span text:style-name="T3">sudo apt-get install evince</text:span><text:bookmark-end text:name="__DdeLink__3_3269855370"/></text:p>
      <text:p text:style-name="P1"><text:span text:style-name="T2">girilir.</text:span></text:p>
      <text:p text:style-name="P3"/>
      <text:p text:style-name="P1"><text:span text:style-name="T3">sudo apt-get install font-manager</text:span></text:p>
      <text:p text:style-name="P1"><text:span text:style-name="T2">girilir. </text:span></text:p>
      <text:p text:style-name="P3"/>
      <text:p text:style-name="P1"><text:span text:style-name="T2">Klasörün içindeki</text:span></text:p>
      <text:p text:style-name="P1"><text:span text:style-name="T3">TTKBDikTemelAbece.ttf</text:span></text:p>
      <text:p text:style-name="P1"><text:span text:style-name="T2">fontu kurulur.</text:span></text:p>
      <text:p text:style-name="P3"/>
      <text:p text:style-name="P1"><text:span text:style-name="T3">matematikprogrami.deb</text:span></text:p>
      <text:p text:style-name="P1"><text:span text:style-name="T2">paketi kurulur.</text:span></text:p>
      <text:p text:style-name="P3"/>
      <text:p text:style-name="P1"><text:span text:style-name="T2">Programın kısayolu </text:span><text:span text:style-name="T3">Eğitim</text:span><text:span text:style-name="T2"> menüsünün içindedir.</text:span></text:p>
      <text:p text:style-name="P3"/>
      <text:p text:style-name="P1"><text:span text:style-name="T2">Dualarınızı ve yorumlarınızı beklerim.</text:span></text:p>
      <text:p text:style-name="P3"/>
      <text:p text:style-name="P1"><text:span text:style-name="T2">E-posta: </text:span><text:span text:style-name="Internet_20_link"><text:span text:style-name="T2">gokselgursu@gmail.com</text:span></text:span></text:p>
      <text:p text:style-name="P3"/>
      <text:p text:style-name="P1"><text:span text:style-name="T2">www.egitimhane.com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tr" fo:country="TR" style:letter-kerning="false" style:font-name-asian="DejaVu Sans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tr" fo:country="TR" style:letter-kerning="false" style:font-name-asian="DejaVu Sans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2pt" fo:language="tr" fo:country="TR" style:letter-kerning="false" style:font-name-asian="DejaVu Sans" style:font-family-asian="'DejaVu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language>tr-TR</dc:language>
    <dc:date>2020-01-09T18:36:54</dc:date>
    <meta:editing-cycles>4</meta:editing-cycles>
    <meta:editing-duration>PT7M</meta:editing-duration>
    <meta:generator>LibreOffice/6.3.4.2$Linux_X86_64 LibreOffice_project/60da17e045e08f1793c57c00ba83cdfce946d0aa</meta:generator>
    <meta:document-statistic meta:table-count="0" meta:image-count="0" meta:object-count="0" meta:page-count="1" meta:paragraph-count="25" meta:word-count="67" meta:character-count="549" meta:non-whitespace-character-count="507"/>
  </office:meta>
</office:document-meta>
</file>